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.366cm"/>
    </style:style>
    <style:style style:name="co2" style:family="table-column">
      <style:table-column-properties fo:break-before="auto" style:column-width="3.88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5.609cm"/>
    </style:style>
    <style:style style:name="co5" style:family="table-column">
      <style:table-column-properties fo:break-before="auto" style:column-width="10.058cm"/>
    </style:style>
    <style:style style:name="co6" style:family="table-column">
      <style:table-column-properties fo:break-before="auto" style:column-width="6.244cm"/>
    </style:style>
    <style:style style:name="co7" style:family="table-column">
      <style:table-column-properties fo:break-before="auto" style:column-width="10.021cm"/>
    </style:style>
    <style:style style:name="co8" style:family="table-column">
      <style:table-column-properties fo:break-before="auto" style:column-width="7.424cm"/>
    </style:style>
    <style:style style:name="co9" style:family="table-column">
      <style:table-column-properties fo:break-before="auto" style:column-width="6.55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style:style style:name="ce1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'General tasks'.A1"/>
      <style:map style:condition="cell-content()=&quot;OK&quot;" style:apply-style-name="Good" style:base-cell-address="'General tasks'.A1"/>
      <style:map style:condition="cell-content()=&quot;TODO&quot;" style:apply-style-name="Bad" style:base-cell-address="'General tasks'.A1"/>
      <style:map style:condition="cell-content()=&quot;WIP&quot;" style:apply-style-name="Error" style:base-cell-address="'General tasks'.A1"/>
    </style:style>
    <style:style style:name="ce3" style:family="table-cell" style:parent-style-name="Default">
      <style:table-cell-properties fo:wrap-option="wrap"/>
      <style:text-properties fo:font-weight="normal" style:font-weight-asian="normal" style:font-weight-complex="normal"/>
      <style:map style:condition="cell-content()=&quot;CHK&quot;" style:apply-style-name="Accent_20_3" style:base-cell-address="'General tasks'.A1"/>
      <style:map style:condition="cell-content()=&quot;OK&quot;" style:apply-style-name="Good" style:base-cell-address="'General tasks'.A1"/>
      <style:map style:condition="cell-content()=&quot;TODO&quot;" style:apply-style-name="Bad" style:base-cell-address="'General tasks'.A1"/>
      <style:map style:condition="cell-content()=&quot;WIP&quot;" style:apply-style-name="Error" style:base-cell-address="'General tasks'.A1"/>
    </style:style>
    <style:style style:name="ce4" style:family="table-cell" style:parent-style-name="Default">
      <style:table-cell-properties fo:wrap-option="wrap"/>
      <style:text-properties fo:font-weight="bold" style:font-weight-asian="bold" style:font-weight-complex="bold"/>
      <style:map style:condition="cell-content()=&quot;CHK&quot;" style:apply-style-name="Accent_20_3" style:base-cell-address="'General tasks'.A1"/>
      <style:map style:condition="cell-content()=&quot;OK&quot;" style:apply-style-name="Good" style:base-cell-address="'General tasks'.A1"/>
      <style:map style:condition="cell-content()=&quot;TODO&quot;" style:apply-style-name="Bad" style:base-cell-address="'General tasks'.A1"/>
      <style:map style:condition="cell-content()=&quot;WIP&quot;" style:apply-style-name="Error" style:base-cell-address="'General tasks'.A1"/>
    </style:style>
    <style:style style:name="ce49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able-cell-properties fo:wrap-option="wrap"/>
      <style:map style:condition="cell-content()=&quot;CHK&quot;" style:apply-style-name="Accent_20_3" style:base-cell-address="'General tasks'.A1"/>
      <style:map style:condition="cell-content()=&quot;OK&quot;" style:apply-style-name="Good" style:base-cell-address="'General tasks'.A1"/>
      <style:map style:condition="cell-content()=&quot;TODO&quot;" style:apply-style-name="Bad" style:base-cell-address="'General tasks'.A1"/>
      <style:map style:condition="cell-content()=&quot;WIP&quot;" style:apply-style-name="Error" style:base-cell-address="'General tasks'.A1"/>
    </style:style>
    <style:style style:name="ce5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'General tasks'.A1"/>
      <style:map style:condition="cell-content()=&quot;OK&quot;" style:apply-style-name="Good" style:base-cell-address="'General tasks'.A1"/>
      <style:map style:condition="cell-content()=&quot;TODO&quot;" style:apply-style-name="Bad" style:base-cell-address="'General tasks'.A1"/>
      <style:map style:condition="cell-content()=&quot;WIP&quot;" style:apply-style-name="Error" style:base-cell-address="'General tasks'.A1"/>
    </style:style>
    <style:style style:name="ce17" style:family="table-cell" style:parent-style-name="Default">
      <style:table-cell-properties fo:wrap-option="wrap"/>
      <style:map style:condition="cell-content()=&quot;CHK&quot;" style:apply-style-name="Accent_20_3" style:base-cell-address="'General tasks'.A1"/>
      <style:map style:condition="cell-content()=&quot;OK&quot;" style:apply-style-name="Good" style:base-cell-address="'General tasks'.A1"/>
      <style:map style:condition="cell-content()=&quot;TODO&quot;" style:apply-style-name="Bad" style:base-cell-address="'General tasks'.A1"/>
      <style:map style:condition="cell-content()=&quot;WIP&quot;" style:apply-style-name="Error" style:base-cell-address="'General tasks'.A1"/>
    </style:style>
    <style:style style:name="ce12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'Urgent Fixes'.A1"/>
      <style:map style:condition="cell-content()=&quot;OK&quot;" style:apply-style-name="Good" style:base-cell-address="'Urgent Fixes'.A1"/>
      <style:map style:condition="cell-content()=&quot;TODO&quot;" style:apply-style-name="Bad" style:base-cell-address="'Urgent Fixes'.A1"/>
      <style:map style:condition="cell-content()=&quot;WIP&quot;" style:apply-style-name="Error" style:base-cell-address="'Urgent Fixes'.A1"/>
    </style:style>
    <style:style style:name="ce13" style:family="table-cell" style:parent-style-name="Default">
      <style:table-cell-properties fo:wrap-option="wrap"/>
      <style:text-properties fo:font-weight="normal" style:font-weight-asian="normal" style:font-weight-complex="normal"/>
      <style:map style:condition="cell-content()=&quot;CHK&quot;" style:apply-style-name="Accent_20_3" style:base-cell-address="'Urgent Fixes'.A1"/>
      <style:map style:condition="cell-content()=&quot;OK&quot;" style:apply-style-name="Good" style:base-cell-address="'Urgent Fixes'.A1"/>
      <style:map style:condition="cell-content()=&quot;TODO&quot;" style:apply-style-name="Bad" style:base-cell-address="'Urgent Fixes'.A1"/>
      <style:map style:condition="cell-content()=&quot;WIP&quot;" style:apply-style-name="Error" style:base-cell-address="'Urgent Fixes'.A1"/>
    </style:style>
    <style:style style:name="ce14" style:family="table-cell" style:parent-style-name="Default">
      <style:table-cell-properties fo:wrap-option="wrap"/>
      <style:map style:condition="cell-content()=&quot;CHK&quot;" style:apply-style-name="Accent_20_3" style:base-cell-address="'Urgent Fixes'.A1"/>
      <style:map style:condition="cell-content()=&quot;OK&quot;" style:apply-style-name="Good" style:base-cell-address="'Urgent Fixes'.A1"/>
      <style:map style:condition="cell-content()=&quot;TODO&quot;" style:apply-style-name="Bad" style:base-cell-address="'Urgent Fixes'.A1"/>
      <style:map style:condition="cell-content()=&quot;WIP&quot;" style:apply-style-name="Error" style:base-cell-address="'Urgent Fixes'.A1"/>
    </style:style>
    <style:style style:name="ce15" style:family="table-cell" style:parent-style-name="Default">
      <style:table-cell-properties fo:wrap-option="wrap"/>
      <style:text-properties fo:font-weight="bold" style:font-weight-asian="bold" style:font-weight-complex="bold"/>
      <style:map style:condition="cell-content()=&quot;CHK&quot;" style:apply-style-name="Accent_20_3" style:base-cell-address="'Urgent Fixes'.A1"/>
      <style:map style:condition="cell-content()=&quot;OK&quot;" style:apply-style-name="Good" style:base-cell-address="'Urgent Fixes'.A1"/>
      <style:map style:condition="cell-content()=&quot;TODO&quot;" style:apply-style-name="Bad" style:base-cell-address="'Urgent Fixes'.A1"/>
      <style:map style:condition="cell-content()=&quot;WIP&quot;" style:apply-style-name="Error" style:base-cell-address="'Urgent Fixes'.A1"/>
    </style:style>
    <style:style style:name="ce18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'Urgent Fixes'.A1"/>
      <style:map style:condition="cell-content()=&quot;OK&quot;" style:apply-style-name="Good" style:base-cell-address="'Urgent Fixes'.A1"/>
      <style:map style:condition="cell-content()=&quot;TODO&quot;" style:apply-style-name="Bad" style:base-cell-address="'Urgent Fixes'.A1"/>
      <style:map style:condition="cell-content()=&quot;WIP&quot;" style:apply-style-name="Error" style:base-cell-address="'Urgent Fixes'.A1"/>
    </style:style>
    <style:style style:name="ce23" style:family="table-cell" style:parent-style-name="Default">
      <style:table-cell-properties fo:wrap-option="wrap"/>
      <style:map style:condition="cell-content()=&quot;CHK&quot;" style:apply-style-name="Accent_20_3" style:base-cell-address="'Urgent Fixes'.A1"/>
      <style:map style:condition="cell-content()=&quot;OK&quot;" style:apply-style-name="Good" style:base-cell-address="'Urgent Fixes'.A1"/>
      <style:map style:condition="cell-content()=&quot;TODO&quot;" style:apply-style-name="Bad" style:base-cell-address="'Urgent Fixes'.A1"/>
      <style:map style:condition="cell-content()=&quot;WIP&quot;" style:apply-style-name="Error" style:base-cell-address="'Urgent Fixes'.A1"/>
    </style:style>
    <style:style style:name="ce24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'tests to run'.A1"/>
      <style:map style:condition="cell-content()=&quot;OK&quot;" style:apply-style-name="Good" style:base-cell-address="'tests to run'.A1"/>
      <style:map style:condition="cell-content()=&quot;TODO&quot;" style:apply-style-name="Bad" style:base-cell-address="'tests to run'.A1"/>
      <style:map style:condition="cell-content()=&quot;WIP&quot;" style:apply-style-name="Error" style:base-cell-address="'tests to run'.A1"/>
    </style:style>
    <style:style style:name="ce26" style:family="table-cell" style:parent-style-name="Default">
      <style:table-cell-properties fo:wrap-option="wrap"/>
      <style:map style:condition="cell-content()=&quot;CHK&quot;" style:apply-style-name="Accent_20_3" style:base-cell-address="'tests to run'.A1"/>
      <style:map style:condition="cell-content()=&quot;OK&quot;" style:apply-style-name="Good" style:base-cell-address="'tests to run'.A1"/>
      <style:map style:condition="cell-content()=&quot;TODO&quot;" style:apply-style-name="Bad" style:base-cell-address="'tests to run'.A1"/>
      <style:map style:condition="cell-content()=&quot;WIP&quot;" style:apply-style-name="Error" style:base-cell-address="'tests to run'.A1"/>
    </style:style>
    <style:style style:name="ce27" style:family="table-cell" style:parent-style-name="Default">
      <style:table-cell-properties fo:wrap-option="wrap"/>
      <style:text-properties fo:font-weight="normal" style:font-weight-asian="normal" style:font-weight-complex="normal"/>
      <style:map style:condition="cell-content()=&quot;CHK&quot;" style:apply-style-name="Accent_20_3" style:base-cell-address="'tests to run'.A1"/>
      <style:map style:condition="cell-content()=&quot;OK&quot;" style:apply-style-name="Good" style:base-cell-address="'tests to run'.A1"/>
      <style:map style:condition="cell-content()=&quot;TODO&quot;" style:apply-style-name="Bad" style:base-cell-address="'tests to run'.A1"/>
      <style:map style:condition="cell-content()=&quot;WIP&quot;" style:apply-style-name="Error" style:base-cell-address="'tests to run'.A1"/>
    </style:style>
    <style:style style:name="ce28" style:family="table-cell" style:parent-style-name="Default">
      <style:table-cell-properties fo:wrap-option="wrap"/>
      <style:text-properties fo:font-weight="bold" style:font-weight-asian="bold" style:font-weight-complex="bold"/>
      <style:map style:condition="cell-content()=&quot;CHK&quot;" style:apply-style-name="Accent_20_3" style:base-cell-address="'tests to run'.A1"/>
      <style:map style:condition="cell-content()=&quot;OK&quot;" style:apply-style-name="Good" style:base-cell-address="'tests to run'.A1"/>
      <style:map style:condition="cell-content()=&quot;TODO&quot;" style:apply-style-name="Bad" style:base-cell-address="'tests to run'.A1"/>
      <style:map style:condition="cell-content()=&quot;WIP&quot;" style:apply-style-name="Error" style:base-cell-address="'tests to run'.A1"/>
    </style:style>
    <style:style style:name="ce29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'tests to run'.A1"/>
      <style:map style:condition="cell-content()=&quot;OK&quot;" style:apply-style-name="Good" style:base-cell-address="'tests to run'.A1"/>
      <style:map style:condition="cell-content()=&quot;TODO&quot;" style:apply-style-name="Bad" style:base-cell-address="'tests to run'.A1"/>
      <style:map style:condition="cell-content()=&quot;WIP&quot;" style:apply-style-name="Error" style:base-cell-address="'tests to run'.A1"/>
    </style:style>
    <style:style style:name="ce32" style:family="table-cell" style:parent-style-name="Default">
      <style:table-cell-properties fo:wrap-option="wrap"/>
      <style:map style:condition="cell-content()=&quot;CHK&quot;" style:apply-style-name="Accent_20_3" style:base-cell-address="'tests to run'.A1"/>
      <style:map style:condition="cell-content()=&quot;OK&quot;" style:apply-style-name="Good" style:base-cell-address="'tests to run'.A1"/>
      <style:map style:condition="cell-content()=&quot;TODO&quot;" style:apply-style-name="Bad" style:base-cell-address="'tests to run'.A1"/>
      <style:map style:condition="cell-content()=&quot;WIP&quot;" style:apply-style-name="Error" style:base-cell-address="'tests to run'.A1"/>
    </style:style>
    <style:style style:name="ce19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LocalDataInterface.A1"/>
      <style:map style:condition="cell-content()=&quot;OK&quot;" style:apply-style-name="Good" style:base-cell-address="LocalDataInterface.A1"/>
      <style:map style:condition="cell-content()=&quot;TODO&quot;" style:apply-style-name="Bad" style:base-cell-address="LocalDataInterface.A1"/>
      <style:map style:condition="cell-content()=&quot;WIP&quot;" style:apply-style-name="Bad" style:base-cell-address="LocalDataInterface.A1"/>
    </style:style>
    <style:style style:name="ce20" style:family="table-cell" style:parent-style-name="Default">
      <style:map style:condition="cell-content()=&quot;CHK&quot;" style:apply-style-name="Accent_20_3" style:base-cell-address="LocalDataInterface.A1"/>
      <style:map style:condition="cell-content()=&quot;OK&quot;" style:apply-style-name="Good" style:base-cell-address="LocalDataInterface.A1"/>
      <style:map style:condition="cell-content()=&quot;TODO&quot;" style:apply-style-name="Bad" style:base-cell-address="LocalDataInterface.A1"/>
      <style:map style:condition="cell-content()=&quot;WIP&quot;" style:apply-style-name="Bad" style:base-cell-address="LocalDataInterface.A1"/>
    </style:style>
    <style:style style:name="ce21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LocalDataInterface.A1"/>
      <style:map style:condition="cell-content()=&quot;OK&quot;" style:apply-style-name="Good" style:base-cell-address="LocalDataInterface.A1"/>
      <style:map style:condition="cell-content()=&quot;TODO&quot;" style:apply-style-name="Bad" style:base-cell-address="LocalDataInterface.A1"/>
      <style:map style:condition="cell-content()=&quot;WIP&quot;" style:apply-style-name="Bad" style:base-cell-address="LocalDataInterface.A1"/>
    </style:style>
    <style:style style:name="ce22" style:family="table-cell" style:parent-style-name="Default">
      <style:map style:condition="cell-content()=&quot;CHK&quot;" style:apply-style-name="Accent_20_3" style:base-cell-address="LocalDataInterface.A1"/>
      <style:map style:condition="cell-content()=&quot;OK&quot;" style:apply-style-name="Good" style:base-cell-address="LocalDataInterface.A1"/>
      <style:map style:condition="cell-content()=&quot;TODO&quot;" style:apply-style-name="Bad" style:base-cell-address="LocalDataInterface.A1"/>
      <style:map style:condition="cell-content()=&quot;WIP&quot;" style:apply-style-name="Bad" style:base-cell-address="LocalDataInterface.A1"/>
    </style:style>
    <style:style style:name="ce37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MODELS.A1"/>
      <style:map style:condition="cell-content()=&quot;OK&quot;" style:apply-style-name="Good" style:base-cell-address="MODELS.A1"/>
      <style:map style:condition="cell-content()=&quot;TODO&quot;" style:apply-style-name="Bad" style:base-cell-address="MODELS.A1"/>
      <style:map style:condition="cell-content()=&quot;WIP&quot;" style:apply-style-name="Error" style:base-cell-address="MODELS.A1"/>
    </style:style>
    <style:style style:name="ce38" style:family="table-cell" style:parent-style-name="Default">
      <style:table-cell-properties fo:wrap-option="wrap"/>
      <style:text-properties fo:font-weight="bold" style:font-weight-asian="bold" style:font-weight-complex="bold"/>
      <style:map style:condition="cell-content()=&quot;CHK&quot;" style:apply-style-name="Accent_20_3" style:base-cell-address="MODELS.A1"/>
      <style:map style:condition="cell-content()=&quot;OK&quot;" style:apply-style-name="Good" style:base-cell-address="MODELS.A1"/>
      <style:map style:condition="cell-content()=&quot;TODO&quot;" style:apply-style-name="Bad" style:base-cell-address="MODELS.A1"/>
      <style:map style:condition="cell-content()=&quot;WIP&quot;" style:apply-style-name="Error" style:base-cell-address="MODELS.A1"/>
    </style:style>
    <style:style style:name="ce40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5" style:family="table-cell" style:parent-style-name="Default">
      <style:table-cell-properties fo:wrap-option="wrap"/>
    </style:style>
    <style:style style:name="ce43" style:family="table-cell" style:parent-style-name="Default">
      <style:table-cell-properties fo:wrap-option="wrap"/>
      <style:map style:condition="cell-content()=&quot;CHK&quot;" style:apply-style-name="Accent_20_3" style:base-cell-address="MODELS.A1"/>
      <style:map style:condition="cell-content()=&quot;OK&quot;" style:apply-style-name="Good" style:base-cell-address="MODELS.A1"/>
      <style:map style:condition="cell-content()=&quot;TODO&quot;" style:apply-style-name="Bad" style:base-cell-address="MODELS.A1"/>
      <style:map style:condition="cell-content()=&quot;WIP&quot;" style:apply-style-name="Error" style:base-cell-address="MODELS.A1"/>
    </style:style>
    <style:style style:name="ce44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MODELS.A1"/>
      <style:map style:condition="cell-content()=&quot;OK&quot;" style:apply-style-name="Good" style:base-cell-address="MODELS.A1"/>
      <style:map style:condition="cell-content()=&quot;TODO&quot;" style:apply-style-name="Bad" style:base-cell-address="MODELS.A1"/>
      <style:map style:condition="cell-content()=&quot;WIP&quot;" style:apply-style-name="Error" style:base-cell-address="MODELS.A1"/>
    </style:style>
    <style:style style:name="ce45" style:family="table-cell" style:parent-style-name="Default">
      <style:table-cell-properties fo:wrap-option="wrap"/>
      <style:map style:condition="cell-content()=&quot;CHK&quot;" style:apply-style-name="Accent_20_3" style:base-cell-address="MODELS.A1"/>
      <style:map style:condition="cell-content()=&quot;OK&quot;" style:apply-style-name="Good" style:base-cell-address="MODELS.A1"/>
      <style:map style:condition="cell-content()=&quot;TODO&quot;" style:apply-style-name="Bad" style:base-cell-address="MODELS.A1"/>
      <style:map style:condition="cell-content()=&quot;WIP&quot;" style:apply-style-name="Error" style:base-cell-address="MODELS.A1"/>
    </style:style>
    <style:style style:name="ce46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DELEGATES.A1"/>
      <style:map style:condition="cell-content()=&quot;OK&quot;" style:apply-style-name="Good" style:base-cell-address="DELEGATES.A1"/>
      <style:map style:condition="cell-content()=&quot;TODO&quot;" style:apply-style-name="Bad" style:base-cell-address="DELEGATES.A1"/>
      <style:map style:condition="cell-content()=&quot;WIP&quot;" style:apply-style-name="Error" style:base-cell-address="DELEGATES.A1"/>
    </style:style>
    <style:style style:name="ce41" style:family="table-cell" style:parent-style-name="Default">
      <style:text-properties fo:font-weight="bold" style:font-weight-asian="bold" style:font-weight-complex="bold"/>
      <style:map style:condition="cell-content()=&quot;CHK&quot;" style:apply-style-name="Accent_20_3" style:base-cell-address="DELEGATES.A1"/>
      <style:map style:condition="cell-content()=&quot;OK&quot;" style:apply-style-name="Good" style:base-cell-address="DELEGATES.A1"/>
      <style:map style:condition="cell-content()=&quot;TODO&quot;" style:apply-style-name="Bad" style:base-cell-address="DELEGATES.A1"/>
      <style:map style:condition="cell-content()=&quot;WIP&quot;" style:apply-style-name="Error" style:base-cell-address="DELEGATES.A1"/>
    </style:style>
    <style:style style:name="ce50" style:family="table-cell" style:parent-style-name="Default">
      <style:map style:condition="cell-content()=&quot;CHK&quot;" style:apply-style-name="Accent_20_3" style:base-cell-address="DELEGATES.A1"/>
      <style:map style:condition="cell-content()=&quot;OK&quot;" style:apply-style-name="Good" style:base-cell-address="DELEGATES.A1"/>
      <style:map style:condition="cell-content()=&quot;TODO&quot;" style:apply-style-name="Bad" style:base-cell-address="DELEGATES.A1"/>
      <style:map style:condition="cell-content()=&quot;WIP&quot;" style:apply-style-name="Error" style:base-cell-address="DELEGATES.A1"/>
    </style:style>
    <style:style style:name="ce30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DELEGATES.A1"/>
      <style:map style:condition="cell-content()=&quot;OK&quot;" style:apply-style-name="Good" style:base-cell-address="DELEGATES.A1"/>
      <style:map style:condition="cell-content()=&quot;TODO&quot;" style:apply-style-name="Bad" style:base-cell-address="DELEGATES.A1"/>
      <style:map style:condition="cell-content()=&quot;WIP&quot;" style:apply-style-name="Error" style:base-cell-address="DELEGATES.A1"/>
    </style:style>
    <style:style style:name="ce31" style:family="table-cell" style:parent-style-name="Default">
      <style:map style:condition="cell-content()=&quot;CHK&quot;" style:apply-style-name="Accent_20_3" style:base-cell-address="DELEGATES.A1"/>
      <style:map style:condition="cell-content()=&quot;OK&quot;" style:apply-style-name="Good" style:base-cell-address="DELEGATES.A1"/>
      <style:map style:condition="cell-content()=&quot;TODO&quot;" style:apply-style-name="Bad" style:base-cell-address="DELEGATES.A1"/>
      <style:map style:condition="cell-content()=&quot;WIP&quot;" style:apply-style-name="Error" style:base-cell-address="DELEGATES.A1"/>
    </style:style>
    <style:style style:name="ce53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VIEWS.A1"/>
      <style:map style:condition="cell-content()=&quot;OK&quot;" style:apply-style-name="Good" style:base-cell-address="VIEWS.A1"/>
      <style:map style:condition="cell-content()=&quot;TODO&quot;" style:apply-style-name="Bad" style:base-cell-address="VIEWS.A1"/>
      <style:map style:condition="cell-content()=&quot;WIP&quot;" style:apply-style-name="Bad" style:base-cell-address="VIEWS.A1"/>
    </style:style>
    <style:style style:name="ce54" style:family="table-cell" style:parent-style-name="Default">
      <style:map style:condition="cell-content()=&quot;CHK&quot;" style:apply-style-name="Accent_20_3" style:base-cell-address="VIEWS.A1"/>
      <style:map style:condition="cell-content()=&quot;OK&quot;" style:apply-style-name="Good" style:base-cell-address="VIEWS.A1"/>
      <style:map style:condition="cell-content()=&quot;TODO&quot;" style:apply-style-name="Bad" style:base-cell-address="VIEWS.A1"/>
      <style:map style:condition="cell-content()=&quot;WIP&quot;" style:apply-style-name="Bad" style:base-cell-address="VIEWS.A1"/>
    </style:style>
    <style:style style:name="ce55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VIEWS.A1"/>
      <style:map style:condition="cell-content()=&quot;OK&quot;" style:apply-style-name="Good" style:base-cell-address="VIEWS.A1"/>
      <style:map style:condition="cell-content()=&quot;TODO&quot;" style:apply-style-name="Bad" style:base-cell-address="VIEWS.A1"/>
      <style:map style:condition="cell-content()=&quot;WIP&quot;" style:apply-style-name="Bad" style:base-cell-address="VIEWS.A1"/>
    </style:style>
    <style:style style:name="ce56" style:family="table-cell" style:parent-style-name="Default">
      <style:map style:condition="cell-content()=&quot;CHK&quot;" style:apply-style-name="Accent_20_3" style:base-cell-address="VIEWS.A1"/>
      <style:map style:condition="cell-content()=&quot;OK&quot;" style:apply-style-name="Good" style:base-cell-address="VIEWS.A1"/>
      <style:map style:condition="cell-content()=&quot;TODO&quot;" style:apply-style-name="Bad" style:base-cell-address="VIEWS.A1"/>
      <style:map style:condition="cell-content()=&quot;WIP&quot;" style:apply-style-name="Bad" style:base-cell-address="VIEWS.A1"/>
    </style:style>
    <style:style style:name="ce57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WIDGETS.A1"/>
      <style:map style:condition="cell-content()=&quot;OK&quot;" style:apply-style-name="Good" style:base-cell-address="WIDGETS.A1"/>
      <style:map style:condition="cell-content()=&quot;TODO&quot;" style:apply-style-name="Bad" style:base-cell-address="WIDGETS.A1"/>
      <style:map style:condition="cell-content()=&quot;WIP&quot;" style:apply-style-name="Error" style:base-cell-address="WIDGETS.A1"/>
    </style:style>
    <style:style style:name="ce58" style:family="table-cell" style:parent-style-name="Default">
      <style:map style:condition="cell-content()=&quot;CHK&quot;" style:apply-style-name="Accent_20_3" style:base-cell-address="WIDGETS.A1"/>
      <style:map style:condition="cell-content()=&quot;OK&quot;" style:apply-style-name="Good" style:base-cell-address="WIDGETS.A1"/>
      <style:map style:condition="cell-content()=&quot;TODO&quot;" style:apply-style-name="Bad" style:base-cell-address="WIDGETS.A1"/>
      <style:map style:condition="cell-content()=&quot;WIP&quot;" style:apply-style-name="Error" style:base-cell-address="WIDGETS.A1"/>
    </style:style>
    <style:style style:name="ce59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WIDGETS.A1"/>
      <style:map style:condition="cell-content()=&quot;OK&quot;" style:apply-style-name="Good" style:base-cell-address="WIDGETS.A1"/>
      <style:map style:condition="cell-content()=&quot;TODO&quot;" style:apply-style-name="Bad" style:base-cell-address="WIDGETS.A1"/>
      <style:map style:condition="cell-content()=&quot;WIP&quot;" style:apply-style-name="Error" style:base-cell-address="WIDGETS.A1"/>
    </style:style>
    <style:style style:name="ce60" style:family="table-cell" style:parent-style-name="Default">
      <style:map style:condition="cell-content()=&quot;CHK&quot;" style:apply-style-name="Accent_20_3" style:base-cell-address="WIDGETS.A1"/>
      <style:map style:condition="cell-content()=&quot;OK&quot;" style:apply-style-name="Good" style:base-cell-address="WIDGETS.A1"/>
      <style:map style:condition="cell-content()=&quot;TODO&quot;" style:apply-style-name="Bad" style:base-cell-address="WIDGETS.A1"/>
      <style:map style:condition="cell-content()=&quot;WIP&quot;" style:apply-style-name="Error" style:base-cell-address="WIDGETS.A1"/>
    </style:style>
    <style:style style:name="ce61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Lists.A1"/>
      <style:map style:condition="cell-content()=&quot;OK&quot;" style:apply-style-name="Good" style:base-cell-address="Lists.A1"/>
      <style:map style:condition="cell-content()=&quot;TODO&quot;" style:apply-style-name="Bad" style:base-cell-address="Lists.A1"/>
      <style:map style:condition="cell-content()=&quot;WIP&quot;" style:apply-style-name="Error" style:base-cell-address="Lists.A1"/>
    </style:style>
    <style:style style:name="ce62" style:family="table-cell" style:parent-style-name="Default">
      <style:text-properties fo:font-weight="bold" style:font-weight-asian="bold" style:font-weight-complex="bold"/>
      <style:map style:condition="cell-content()=&quot;CHK&quot;" style:apply-style-name="Accent_20_3" style:base-cell-address="Lists.A1"/>
      <style:map style:condition="cell-content()=&quot;OK&quot;" style:apply-style-name="Good" style:base-cell-address="Lists.A1"/>
      <style:map style:condition="cell-content()=&quot;TODO&quot;" style:apply-style-name="Bad" style:base-cell-address="Lists.A1"/>
      <style:map style:condition="cell-content()=&quot;WIP&quot;" style:apply-style-name="Error" style:base-cell-address="Lists.A1"/>
    </style:style>
    <style:style style:name="ce63" style:family="table-cell" style:parent-style-name="Default">
      <style:map style:condition="cell-content()=&quot;CHK&quot;" style:apply-style-name="Accent_20_3" style:base-cell-address="Lists.A1"/>
      <style:map style:condition="cell-content()=&quot;OK&quot;" style:apply-style-name="Good" style:base-cell-address="Lists.A1"/>
      <style:map style:condition="cell-content()=&quot;TODO&quot;" style:apply-style-name="Bad" style:base-cell-address="Lists.A1"/>
      <style:map style:condition="cell-content()=&quot;WIP&quot;" style:apply-style-name="Error" style:base-cell-address="Lists.A1"/>
    </style:style>
    <style:style style:name="ce64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Lists.A1"/>
      <style:map style:condition="cell-content()=&quot;OK&quot;" style:apply-style-name="Good" style:base-cell-address="Lists.A1"/>
      <style:map style:condition="cell-content()=&quot;TODO&quot;" style:apply-style-name="Bad" style:base-cell-address="Lists.A1"/>
      <style:map style:condition="cell-content()=&quot;WIP&quot;" style:apply-style-name="Error" style:base-cell-address="Lists.A1"/>
    </style:style>
    <style:style style:name="ce65" style:family="table-cell" style:parent-style-name="Default">
      <style:map style:condition="cell-content()=&quot;CHK&quot;" style:apply-style-name="Accent_20_3" style:base-cell-address="Lists.A1"/>
      <style:map style:condition="cell-content()=&quot;OK&quot;" style:apply-style-name="Good" style:base-cell-address="Lists.A1"/>
      <style:map style:condition="cell-content()=&quot;TODO&quot;" style:apply-style-name="Bad" style:base-cell-address="Lists.A1"/>
      <style:map style:condition="cell-content()=&quot;WIP&quot;" style:apply-style-name="Error" style:base-cell-address="Lists.A1"/>
    </style:style>
    <style:style style:name="ce66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Objects.A1"/>
      <style:map style:condition="cell-content()=&quot;OK&quot;" style:apply-style-name="Good" style:base-cell-address="Objects.A1"/>
      <style:map style:condition="cell-content()=&quot;TODO&quot;" style:apply-style-name="Bad" style:base-cell-address="Objects.A1"/>
      <style:map style:condition="cell-content()=&quot;WIP&quot;" style:apply-style-name="Error" style:base-cell-address="Objects.A1"/>
    </style:style>
    <style:style style:name="ce67" style:family="table-cell" style:parent-style-name="Default">
      <style:text-properties fo:font-weight="bold" style:font-weight-asian="bold" style:font-weight-complex="bold"/>
      <style:map style:condition="cell-content()=&quot;CHK&quot;" style:apply-style-name="Accent_20_3" style:base-cell-address="Objects.A1"/>
      <style:map style:condition="cell-content()=&quot;OK&quot;" style:apply-style-name="Good" style:base-cell-address="Objects.A1"/>
      <style:map style:condition="cell-content()=&quot;TODO&quot;" style:apply-style-name="Bad" style:base-cell-address="Objects.A1"/>
      <style:map style:condition="cell-content()=&quot;WIP&quot;" style:apply-style-name="Error" style:base-cell-address="Objects.A1"/>
    </style:style>
    <style:style style:name="ce47" style:family="table-cell" style:parent-style-name="Default">
      <style:text-properties fo:font-weight="normal" style:font-weight-asian="normal" style:font-weight-complex="normal"/>
      <style:map style:condition="cell-content()=&quot;CHK&quot;" style:apply-style-name="Accent_20_3" style:base-cell-address="Objects.A1"/>
      <style:map style:condition="cell-content()=&quot;OK&quot;" style:apply-style-name="Good" style:base-cell-address="Objects.A1"/>
      <style:map style:condition="cell-content()=&quot;TODO&quot;" style:apply-style-name="Bad" style:base-cell-address="Objects.A1"/>
      <style:map style:condition="cell-content()=&quot;WIP&quot;" style:apply-style-name="Error" style:base-cell-address="Objects.A1"/>
    </style:style>
    <style:style style:name="ce69" style:family="table-cell" style:parent-style-name="Default">
      <style:map style:condition="cell-content()=&quot;CHK&quot;" style:apply-style-name="Accent_20_3" style:base-cell-address="Objects.A1"/>
      <style:map style:condition="cell-content()=&quot;OK&quot;" style:apply-style-name="Good" style:base-cell-address="Objects.A1"/>
      <style:map style:condition="cell-content()=&quot;TODO&quot;" style:apply-style-name="Bad" style:base-cell-address="Objects.A1"/>
      <style:map style:condition="cell-content()=&quot;WIP&quot;" style:apply-style-name="Error" style:base-cell-address="Objects.A1"/>
    </style:style>
    <style:style style:name="ce71" style:family="table-cell" style:parent-style-name="Default">
      <style:text-properties fo:font-weight="normal" style:font-weight-asian="normal" style:font-weight-complex="normal"/>
    </style:style>
    <style:style style:name="ce72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Objects.A1"/>
      <style:map style:condition="cell-content()=&quot;OK&quot;" style:apply-style-name="Good" style:base-cell-address="Objects.A1"/>
      <style:map style:condition="cell-content()=&quot;TODO&quot;" style:apply-style-name="Bad" style:base-cell-address="Objects.A1"/>
      <style:map style:condition="cell-content()=&quot;WIP&quot;" style:apply-style-name="Error" style:base-cell-address="Objects.A1"/>
    </style:style>
    <style:style style:name="ce73" style:family="table-cell" style:parent-style-name="Default">
      <style:map style:condition="cell-content()=&quot;CHK&quot;" style:apply-style-name="Accent_20_3" style:base-cell-address="Objects.A1"/>
      <style:map style:condition="cell-content()=&quot;OK&quot;" style:apply-style-name="Good" style:base-cell-address="Objects.A1"/>
      <style:map style:condition="cell-content()=&quot;TODO&quot;" style:apply-style-name="Bad" style:base-cell-address="Objects.A1"/>
      <style:map style:condition="cell-content()=&quot;WIP&quot;" style:apply-style-name="Error" style:base-cell-address="Objects.A1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DATA.$A$1:$DATA.$A$1048576])" table:allow-empty-cell="true" table:display-list="unsorted" table:base-cell-address="'Urgent Fixes'.B1">
          <table:error-message table:message-type="stop" table:display="true"/>
        </table:content-validation>
        <table:content-validation table:name="val2" table:condition="of:cell-content-is-in-list([$DATA.$A$1:$DATA.$A$1048576])" table:allow-empty-cell="true" table:display-list="unsorted" table:base-cell-address="'General tasks'.C1">
          <table:error-message table:message-type="stop" table:display="true"/>
        </table:content-validation>
      </table:content-validations>
      <table:table table:name="General tasks" table:style-name="ta1">
        <table:table-column table:style-name="co1" table:default-cell-style-name="ce16"/>
        <table:table-column table:style-name="co2" table:default-cell-style-name="ce16"/>
        <table:table-column table:style-name="co3" table:default-cell-style-name="ce17"/>
        <table:table-column table:style-name="co4" table:default-cell-style-name="ce16"/>
        <table:table-column table:style-name="co3" table:number-columns-repeated="1020" table:default-cell-style-name="ce16"/>
        <table:table-row table:style-name="ro1">
          <table:table-cell table:style-name="ce1" office:value-type="string" calcext:value-type="string">
            <text:p>Task</text:p>
          </table:table-cell>
          <table:table-cell table:style-name="ce1" office:value-type="string" calcext:value-type="string">
            <text:p>Component</text:p>
          </table:table-cell>
          <table:table-cell table:style-name="ce5" table:content-validation-name="val1" office:value-type="string" calcext:value-type="string">
            <text:p>Status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20"/>
        </table:table-row>
        <table:table-row table:style-name="ro1">
          <table:table-cell table:style-name="ce3" office:value-type="string" calcext:value-type="string">
            <text:p>udpate apps in template db</text:p>
          </table:table-cell>
          <table:table-cell office:value-type="string" calcext:value-type="string">
            <text:p>CLIENT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répa Rubika : projets, users, etc</text:p>
          </table:table-cell>
          <table:table-cell office:value-type="string" calcext:value-type="string">
            <text:p>CLIENT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table:style-name="ce49" office:value-type="string" calcext:value-type="string">
            <text:p>update doc</text:p>
          </table:table-cell>
          <table:table-cell table:style-name="Default" office:value-type="string" calcext:value-type="string">
            <text:p>MAYA &amp; CLIENT</text:p>
          </table:table-cell>
          <table:table-cell table:content-validation-name="val1" office:value-type="string" calcext:value-type="string">
            <text:p>TODO</text:p>
          </table:table-cell>
          <table:table-cell table:style-name="Default" table:number-columns-repeated="1021"/>
        </table:table-row>
        <table:table-row table:style-name="ro1">
          <table:table-cell office:value-type="string" calcext:value-type="string">
            <text:p>filtre tableau : pas toujours ajoutés?</text:p>
          </table:table-cell>
          <table:table-cell office:value-type="string" calcext:value-type="string">
            <text:p>CLIENT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mprove/fix progressbar on loaddata</text:p>
          </table:table-cell>
          <table:table-cell office:value-type="string" calcext:value-type="string">
            <text:p>CLIENT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table:style-name="Default" office:value-type="string" calcext:value-type="string">
            <text:p>dev mode</text:p>
          </table:table-cell>
          <table:table-cell table:style-name="Default" office:value-type="string" calcext:value-type="string">
            <text:p>CLIENT</text:p>
          </table:table-cell>
          <table:table-cell table:content-validation-name="val1" office:value-type="string" calcext:value-type="string">
            <text:p>TODO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string" calcext:value-type="string">
            <text:p>sort button for all lists</text:p>
          </table:table-cell>
          <table:table-cell table:style-name="Default" office:value-type="string" calcext:value-type="string">
            <text:p>CLIENT</text:p>
          </table:table-cell>
          <table:table-cell table:content-validation-name="val1" office:value-type="string" calcext:value-type="string">
            <text:p>TODO</text:p>
          </table:table-cell>
          <table:table-cell table:style-name="Default" table:number-columns-repeated="1021"/>
        </table:table-row>
        <table:table-row table:style-name="ro1">
          <table:table-cell table:style-name="ce49"/>
          <table:table-cell table:style-name="Default"/>
          <table:table-cell table:content-validation-name="val1"/>
          <table:table-cell table:style-name="Default" table:number-columns-repeated="1021"/>
        </table:table-row>
        <table:table-row table:style-name="ro2">
          <table:table-cell office:value-type="string" calcext:value-type="string">
            <text:p>Maya: factorize dialog to include it in dumaf (and dublast later)</text:p>
          </table:table-cell>
          <table:table-cell office:value-type="string" calcext:value-type="string">
            <text:p>MAYA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pply shaders button</text:p>
          </table:table-cell>
          <table:table-cell office:value-type="string" calcext:value-type="string">
            <text:p>MAYA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w dialogs</text:p>
          </table:table-cell>
          <table:table-cell office:value-type="string" calcext:value-type="string">
            <text:p>MAYA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1"/>
        </table:table-row>
        <table:table-row table:style-name="ro1">
          <table:table-cell table:style-name="Default" table:number-columns-repeated="1024"/>
        </table:table-row>
        <table:table-row table:style-name="ro1">
          <table:table-cell office:value-type="string" calcext:value-type="string">
            <text:p>le bouton user folder ne fonctionne pas</text:p>
          </table:table-cell>
          <table:table-cell office:value-type="string" calcext:value-type="string">
            <text:p>CLIEN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content-validation-name="val1"/>
          <table:table-cell table:number-columns-repeated="1021"/>
        </table:table-row>
        <table:table-row table:style-name="ro2">
          <table:table-cell office:value-type="string" calcext:value-type="string">
            <text:p>Daemon/Script API: import formats not got? /// update not working correctly</text:p>
          </table:table-cell>
          <table:table-cell office:value-type="string" calcext:value-type="string">
            <text:p>SCRIP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content-validation-name="val1"/>
          <table:table-cell table:number-columns-repeated="1021"/>
        </table:table-row>
        <table:table-row table:style-name="ro1">
          <table:table-cell table:style-name="ce3" office:value-type="string" calcext:value-type="string">
            <text:p>objectmenus: not reset/removed?</text:p>
          </table:table-cell>
          <table:table-cell office:value-type="string" calcext:value-type="string">
            <text:p>CLIENT</text:p>
          </table:table-cell>
          <table:table-cell table:content-validation-name="val1" office:value-type="string" calcext:value-type="string">
            <text:p>TODO</text:p>
          </table:table-cell>
          <table:table-cell office:value-type="string" calcext:value-type="string">
            <text:p>ok après redémarrage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pipefiles non synchro?</text:p>
          </table:table-cell>
          <table:table-cell office:value-type="string" calcext:value-type="string">
            <text:p>CLIENT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ojecteditwidget: deadline pas correctement mise à jour</text:p>
            <text:p>Au changement de proket</text:p>
          </table:table-cell>
          <table:table-cell office:value-type="string" calcext:value-type="string">
            <text:p>CLIENT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ug State combobox in status</text:p>
          </table:table-cell>
          <table:table-cell office:value-type="string" calcext:value-type="string">
            <text:p>CLIENT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ug affichage completion bar widget (dans stats): reliquat de time tracking</text:p>
          </table:table-cell>
          <table:table-cell office:value-type="string" calcext:value-type="string">
            <text:p>CLIENT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1"/>
        </table:table-row>
        <table:table-row table:style-name="ro1" table:number-rows-repeated="1048553">
          <table:table-cell table:number-columns-repeated="2"/>
          <table:table-cell table:content-validation-name="val1"/>
          <table:table-cell table:number-columns-repeated="1021"/>
        </table:table-row>
        <table:table-row table:style-name="ro1">
          <table:table-cell table:number-columns-repeated="2"/>
          <table:table-cell table:content-validation-name="val1"/>
          <table:table-cell table:number-columns-repeated="1021"/>
        </table:table-row>
        <calcext:conditional-formats>
          <calcext:conditional-format calcext:target-range-address="'General tasks'.A10:'General tasks'.AMJ12 'General tasks'.D5:'General tasks'.AMJ6 'General tasks'.C4:'General tasks'.C9 'General tasks'.A1:'General tasks'.AMJ3 'General tasks'.A5:'General tasks'.B6 'General tasks'.A14:'General tasks'.AMJ1048576">
            <calcext:condition calcext:apply-style-name="Accent 3" calcext:value="=&quot;CHK&quot;" calcext:base-cell-address="'General tasks'.A1"/>
            <calcext:condition calcext:apply-style-name="Good" calcext:value="=&quot;OK&quot;" calcext:base-cell-address="'General tasks'.A1"/>
            <calcext:condition calcext:apply-style-name="Bad" calcext:value="=&quot;TODO&quot;" calcext:base-cell-address="'General tasks'.A1"/>
            <calcext:condition calcext:apply-style-name="Error" calcext:value="=&quot;WIP&quot;" calcext:base-cell-address="'General tasks'.A1"/>
          </calcext:conditional-format>
        </calcext:conditional-formats>
      </table:table>
      <table:table table:name="Urgent Fixes" table:style-name="ta1">
        <table:table-column table:style-name="co5" table:default-cell-style-name="ce14"/>
        <table:table-column table:style-name="co3" table:default-cell-style-name="ce23"/>
        <table:table-column table:style-name="co4" table:default-cell-style-name="ce14"/>
        <table:table-column table:style-name="co3" table:number-columns-repeated="1021" table:default-cell-style-name="ce14"/>
        <table:table-row table:style-name="ro1">
          <table:table-cell table:style-name="ce12" office:value-type="string" calcext:value-type="string">
            <text:p>Task</text:p>
          </table:table-cell>
          <table:table-cell table:style-name="ce18" table:content-validation-name="val1" office:value-type="string" calcext:value-type="string">
            <text:p>Status</text:p>
          </table:table-cell>
          <table:table-cell table:style-name="ce12" office:value-type="string" calcext:value-type="string">
            <text:p>Notes</text:p>
          </table:table-cell>
          <table:table-cell table:style-name="ce12" table:number-columns-repeated="1021"/>
        </table:table-row>
        <table:table-row table:style-name="ro1">
          <table:table-cell table:style-name="ce13"/>
          <table:table-cell table:content-validation-name="val1"/>
          <table:table-cell table:number-columns-repeated="1022"/>
        </table:table-row>
        <table:table-row table:style-name="ro1" table:number-rows-repeated="5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15"/>
          <table:table-cell table:content-validation-name="val1"/>
          <table:table-cell table:number-columns-repeated="1022"/>
        </table:table-row>
        <table:table-row table:style-name="ro1" table:number-rows-repeated="2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15"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15"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15"/>
          <table:table-cell table:content-validation-name="val1"/>
          <table:table-cell table:number-columns-repeated="1022"/>
        </table:table-row>
        <table:table-row table:style-name="ro1" table:number-rows-repeated="1048560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'Urgent Fixes'.A1:'Urgent Fixes'.AMJ1048576">
            <calcext:condition calcext:apply-style-name="Accent 3" calcext:value="=&quot;CHK&quot;" calcext:base-cell-address="'Urgent Fixes'.A1"/>
            <calcext:condition calcext:apply-style-name="Good" calcext:value="=&quot;OK&quot;" calcext:base-cell-address="'Urgent Fixes'.A1"/>
            <calcext:condition calcext:apply-style-name="Bad" calcext:value="=&quot;TODO&quot;" calcext:base-cell-address="'Urgent Fixes'.A1"/>
            <calcext:condition calcext:apply-style-name="Error" calcext:value="=&quot;WIP&quot;" calcext:base-cell-address="'Urgent Fixes'.A1"/>
          </calcext:conditional-format>
        </calcext:conditional-formats>
      </table:table>
      <table:table table:name="tests to run" table:style-name="ta1">
        <table:table-column table:style-name="co5" table:default-cell-style-name="ce26"/>
        <table:table-column table:style-name="co3" table:default-cell-style-name="ce32"/>
        <table:table-column table:style-name="co4" table:default-cell-style-name="ce26"/>
        <table:table-column table:style-name="co3" table:number-columns-repeated="1021" table:default-cell-style-name="ce26"/>
        <table:table-row table:style-name="ro1">
          <table:table-cell table:style-name="ce24" office:value-type="string" calcext:value-type="string">
            <text:p>Task</text:p>
          </table:table-cell>
          <table:table-cell table:style-name="ce29" table:content-validation-name="val1" office:value-type="string" calcext:value-type="string">
            <text:p>Status</text:p>
          </table:table-cell>
          <table:table-cell table:style-name="ce24" office:value-type="string" calcext:value-type="string">
            <text:p>Notes</text:p>
          </table:table-cell>
          <table:table-cell table:style-name="ce24" table:number-columns-repeated="1021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27"/>
          <table:table-cell table:content-validation-name="val1"/>
          <table:table-cell table:number-columns-repeated="1022"/>
        </table:table-row>
        <table:table-row table:style-name="ro1" table:number-rows-repeated="5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28"/>
          <table:table-cell table:content-validation-name="val1"/>
          <table:table-cell table:number-columns-repeated="1022"/>
        </table:table-row>
        <table:table-row table:style-name="ro1" table:number-rows-repeated="2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28"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28"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28"/>
          <table:table-cell table:content-validation-name="val1"/>
          <table:table-cell table:number-columns-repeated="1022"/>
        </table:table-row>
        <table:table-row table:style-name="ro1" table:number-rows-repeated="1048559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'tests to run'.A1:'tests to run'.AMJ1048576">
            <calcext:condition calcext:apply-style-name="Accent 3" calcext:value="=&quot;CHK&quot;" calcext:base-cell-address="'tests to run'.A1"/>
            <calcext:condition calcext:apply-style-name="Good" calcext:value="=&quot;OK&quot;" calcext:base-cell-address="'tests to run'.A1"/>
            <calcext:condition calcext:apply-style-name="Bad" calcext:value="=&quot;TODO&quot;" calcext:base-cell-address="'tests to run'.A1"/>
            <calcext:condition calcext:apply-style-name="Error" calcext:value="=&quot;WIP&quot;" calcext:base-cell-address="'tests to run'.A1"/>
          </calcext:conditional-format>
        </calcext:conditional-formats>
      </table:table>
      <table:table table:name="LocalDataInterface" table:style-name="ta1">
        <table:table-column table:style-name="co6" table:default-cell-style-name="ce20"/>
        <table:table-column table:style-name="co3" table:default-cell-style-name="ce22"/>
        <table:table-column table:style-name="co3" table:number-columns-repeated="1022" table:default-cell-style-name="ce20"/>
        <table:table-row table:style-name="ro1">
          <table:table-cell table:style-name="ce19" office:value-type="string" calcext:value-type="string">
            <text:p>Task</text:p>
          </table:table-cell>
          <table:table-cell table:style-name="ce21" table:content-validation-name="val2" office:value-type="string" calcext:value-type="string">
            <text:p>Status</text:p>
          </table:table-cell>
          <table:table-cell table:style-name="ce19" table:number-columns-repeated="1022"/>
        </table:table-row>
        <table:table-row table:style-name="ro1">
          <table:table-cell office:value-type="string" calcext:value-type="string">
            <text:p>insertObject emits inserted</text:p>
          </table:table-cell>
          <table:table-cell table:content-validation-name="val2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moveObject emit removed</text:p>
          </table:table-cell>
          <table:table-cell table:content-validation-name="val2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storeObject emit inserted</text:p>
          </table:table-cell>
          <table:table-cell table:content-validation-name="val2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tObjectData emit changed</text:p>
          </table:table-cell>
          <table:table-cell table:content-validation-name="val2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tObjectData</text:p>
          </table:table-cell>
          <table:table-cell table:content-validation-name="val2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se methods above on sync</text:p>
          </table:table-cell>
          <table:table-cell table:content-validation-name="val2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d check other specialized methods</text:p>
          </table:table-cell>
          <table:table-cell table:content-validation-name="val2" office:value-type="string" calcext:value-type="string">
            <text:p>TODO</text:p>
          </table:table-cell>
          <table:table-cell table:number-columns-repeated="1022"/>
        </table:table-row>
        <table:table-row table:style-name="ro1" table:number-rows-repeated="1048567">
          <table:table-cell/>
          <table:table-cell table:content-validation-name="val2"/>
          <table:table-cell table:number-columns-repeated="1022"/>
        </table:table-row>
        <table:table-row table:style-name="ro1">
          <table:table-cell/>
          <table:table-cell table:content-validation-name="val2"/>
          <table:table-cell table:number-columns-repeated="1022"/>
        </table:table-row>
        <calcext:conditional-formats>
          <calcext:conditional-format calcext:target-range-address="LocalDataInterface.A1:LocalDataInterface.AMJ1048576">
            <calcext:condition calcext:apply-style-name="Accent 3" calcext:value="=&quot;CHK&quot;" calcext:base-cell-address="LocalDataInterface.A1"/>
            <calcext:condition calcext:apply-style-name="Good" calcext:value="=&quot;OK&quot;" calcext:base-cell-address="LocalDataInterface.A1"/>
            <calcext:condition calcext:apply-style-name="Bad" calcext:value="=&quot;TODO&quot;" calcext:base-cell-address="LocalDataInterface.A1"/>
            <calcext:condition calcext:apply-style-name="Bad" calcext:value="=&quot;WIP&quot;" calcext:base-cell-address="LocalDataInterface.A1"/>
          </calcext:conditional-format>
        </calcext:conditional-formats>
      </table:table>
      <table:table table:name="MODELS" table:style-name="ta1">
        <table:table-column table:style-name="co7" table:default-cell-style-name="ce43"/>
        <table:table-column table:style-name="co3" table:default-cell-style-name="ce45"/>
        <table:table-column table:style-name="co4" table:default-cell-style-name="ce43"/>
        <table:table-column table:style-name="co3" table:number-columns-repeated="1021" table:default-cell-style-name="ce43"/>
        <table:table-row table:style-name="ro1">
          <table:table-cell table:style-name="ce37" office:value-type="string" calcext:value-type="string">
            <text:p>Task</text:p>
          </table:table-cell>
          <table:table-cell table:style-name="ce44" table:content-validation-name="val1" office:value-type="string" calcext:value-type="string">
            <text:p>Status</text:p>
          </table:table-cell>
          <table:table-cell table:style-name="ce37" office:value-type="string" calcext:value-type="string">
            <text:p>Notes</text:p>
          </table:table-cell>
          <table:table-cell table:style-name="ce37" table:number-columns-repeated="1021"/>
        </table:table-row>
        <table:table-row table:style-name="ro1">
          <table:table-cell table:style-name="ce38" office:value-type="string" calcext:value-type="string">
            <text:p>RamObject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38"/>
          <table:table-cell table:content-validation-name="val1"/>
          <table:table-cell table:number-columns-repeated="1022"/>
        </table:table-row>
        <table:table-row table:style-name="ro1">
          <table:table-cell table:style-name="ce38" office:value-type="string" calcext:value-type="string">
            <text:p>DBTable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38" office:value-type="string" calcext:value-type="string">
            <text:p>RamOBjectSortFilterProxy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38" office:value-type="string" calcext:value-type="string">
            <text:p>RamItemSortFilterProxy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38" office:value-type="string" calcext:value-type="string">
            <text:p>RamFilterListProxy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38" office:value-type="string" calcext:value-type="string">
            <text:p>RamScheduleTable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38" office:value-type="string" calcext:value-type="string">
            <text:p>RamScheduleFilter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0" office:value-type="string" calcext:value-type="string">
            <text:p>TimeLineProxy</text:p>
          </table:table-cell>
          <table:table-cell table:content-validation-name="val1"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table:style-name="ce25" office:value-type="string" calcext:value-type="string">
            <text:p>statistics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 table:number-rows-repeated="1048564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MODELS.C8:MODELS.AMJ1048576 MODELS.A8:MODELS.B9 MODELS.A12:MODELS.B1048576 MODELS.A1:MODELS.AMJ7 MODELS.B10:MODELS.B11">
            <calcext:condition calcext:apply-style-name="Accent 3" calcext:value="=&quot;CHK&quot;" calcext:base-cell-address="MODELS.A1"/>
            <calcext:condition calcext:apply-style-name="Good" calcext:value="=&quot;OK&quot;" calcext:base-cell-address="MODELS.A1"/>
            <calcext:condition calcext:apply-style-name="Bad" calcext:value="=&quot;TODO&quot;" calcext:base-cell-address="MODELS.A1"/>
            <calcext:condition calcext:apply-style-name="Error" calcext:value="=&quot;WIP&quot;" calcext:base-cell-address="MODELS.A1"/>
          </calcext:conditional-format>
        </calcext:conditional-formats>
      </table:table>
      <table:table table:name="DELEGATES" table:style-name="ta1">
        <table:table-column table:style-name="co8" table:default-cell-style-name="ce50"/>
        <table:table-column table:style-name="co3" table:default-cell-style-name="ce31"/>
        <table:table-column table:style-name="co4" table:default-cell-style-name="ce50"/>
        <table:table-column table:style-name="co3" table:number-columns-repeated="1021" table:default-cell-style-name="ce50"/>
        <table:table-row table:style-name="ro1">
          <table:table-cell table:style-name="ce46" office:value-type="string" calcext:value-type="string">
            <text:p>Task</text:p>
          </table:table-cell>
          <table:table-cell table:style-name="ce30" table:content-validation-name="val1" office:value-type="string" calcext:value-type="string">
            <text:p>Status</text:p>
          </table:table-cell>
          <table:table-cell table:style-name="ce46" office:value-type="string" calcext:value-type="string">
            <text:p>Notes</text:p>
          </table:table-cell>
          <table:table-cell table:style-name="ce46" table:number-columns-repeated="1021"/>
        </table:table-row>
        <table:table-row table:style-name="ro1">
          <table:table-cell table:style-name="ce41" office:value-type="string" calcext:value-type="string">
            <text:p>RamObjectDelegat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RamScheduleDelegat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Timeline delegat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StepHeaderView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9" office:value-type="string" calcext:value-type="string">
            <text:p>StatisticsDelegat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 table:number-rows-repeated="1048569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DELEGATES.B3:DELEGATES.AMJ1048576 DELEGATES.A3:DELEGATES.A5 DELEGATES.A7:DELEGATES.A1048576 DELEGATES.A1:DELEGATES.AMJ2">
            <calcext:condition calcext:apply-style-name="Accent 3" calcext:value="=&quot;CHK&quot;" calcext:base-cell-address="DELEGATES.A1"/>
            <calcext:condition calcext:apply-style-name="Good" calcext:value="=&quot;OK&quot;" calcext:base-cell-address="DELEGATES.A1"/>
            <calcext:condition calcext:apply-style-name="Bad" calcext:value="=&quot;TODO&quot;" calcext:base-cell-address="DELEGATES.A1"/>
            <calcext:condition calcext:apply-style-name="Error" calcext:value="=&quot;WIP&quot;" calcext:base-cell-address="DELEGATES.A1"/>
          </calcext:conditional-format>
        </calcext:conditional-formats>
      </table:table>
      <table:table table:name="VIEWS" table:style-name="ta1">
        <table:table-column table:style-name="co6" table:default-cell-style-name="ce54"/>
        <table:table-column table:style-name="co3" table:default-cell-style-name="ce56"/>
        <table:table-column table:style-name="co4" table:default-cell-style-name="ce54"/>
        <table:table-column table:style-name="co3" table:number-columns-repeated="1021" table:default-cell-style-name="ce54"/>
        <table:table-row table:style-name="ro1">
          <table:table-cell table:style-name="ce53" office:value-type="string" calcext:value-type="string">
            <text:p>Task</text:p>
          </table:table-cell>
          <table:table-cell table:style-name="ce55" table:content-validation-name="val1" office:value-type="string" calcext:value-type="string">
            <text:p>Status</text:p>
          </table:table-cell>
          <table:table-cell table:style-name="ce53" office:value-type="string" calcext:value-type="string">
            <text:p>Notes</text:p>
          </table:table-cell>
          <table:table-cell table:style-name="ce53" table:number-columns-repeated="1021"/>
        </table:table-row>
        <table:table-row table:style-name="ro1">
          <table:table-cell office:value-type="string" calcext:value-type="string">
            <text:p>RamObjectView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mObjectComboBox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mObjectMenu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mStateBox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mScheduleTableView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meLineView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tisticsView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 table:number-rows-repeated="1048567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VIEWS.A1:VIEWS.AMJ1048576">
            <calcext:condition calcext:apply-style-name="Accent 3" calcext:value="=&quot;CHK&quot;" calcext:base-cell-address="VIEWS.A1"/>
            <calcext:condition calcext:apply-style-name="Good" calcext:value="=&quot;OK&quot;" calcext:base-cell-address="VIEWS.A1"/>
            <calcext:condition calcext:apply-style-name="Bad" calcext:value="=&quot;TODO&quot;" calcext:base-cell-address="VIEWS.A1"/>
            <calcext:condition calcext:apply-style-name="Bad" calcext:value="=&quot;WIP&quot;" calcext:base-cell-address="VIEWS.A1"/>
          </calcext:conditional-format>
        </calcext:conditional-formats>
      </table:table>
      <table:table table:name="WIDGETS" table:style-name="ta1">
        <table:table-column table:style-name="co6" table:default-cell-style-name="ce58"/>
        <table:table-column table:style-name="co3" table:default-cell-style-name="ce60"/>
        <table:table-column table:style-name="co9" table:default-cell-style-name="ce58"/>
        <table:table-column table:style-name="co3" table:number-columns-repeated="1021" table:default-cell-style-name="ce58"/>
        <table:table-row table:style-name="ro1">
          <table:table-cell table:style-name="ce57" office:value-type="string" calcext:value-type="string">
            <text:p>Task</text:p>
          </table:table-cell>
          <table:table-cell table:style-name="ce59" table:content-validation-name="val1" office:value-type="string" calcext:value-type="string">
            <text:p>Status</text:p>
          </table:table-cell>
          <table:table-cell table:style-name="ce57" office:value-type="string" calcext:value-type="string">
            <text:p>Notes</text:p>
          </table:table-cell>
          <table:table-cell table:style-name="ce57" table:number-columns-repeated="1021"/>
        </table:table-row>
        <table:table-row table:style-name="ro1">
          <table:table-cell office:value-type="string" calcext:value-type="string">
            <text:p>ObjectManager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bjectLis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heduleManager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peLine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temTableManager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pstatushistory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statistics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 table:number-rows-repeated="1048567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WIDGETS.C1:WIDGETS.AMJ1048576 WIDGETS.A1:WIDGETS.B7 WIDGETS.A9:WIDGETS.B1048576 WIDGETS.B8:WIDGETS.B8">
            <calcext:condition calcext:apply-style-name="Accent 3" calcext:value="=&quot;CHK&quot;" calcext:base-cell-address="WIDGETS.A1"/>
            <calcext:condition calcext:apply-style-name="Good" calcext:value="=&quot;OK&quot;" calcext:base-cell-address="WIDGETS.A1"/>
            <calcext:condition calcext:apply-style-name="Bad" calcext:value="=&quot;TODO&quot;" calcext:base-cell-address="WIDGETS.A1"/>
            <calcext:condition calcext:apply-style-name="Error" calcext:value="=&quot;WIP&quot;" calcext:base-cell-address="WIDGETS.A1"/>
          </calcext:conditional-format>
        </calcext:conditional-formats>
      </table:table>
      <table:table table:name="Lists" table:style-name="ta1">
        <table:table-column table:style-name="co5" table:default-cell-style-name="ce63"/>
        <table:table-column table:style-name="co3" table:default-cell-style-name="ce65"/>
        <table:table-column table:style-name="co4" table:default-cell-style-name="ce63"/>
        <table:table-column table:style-name="co3" table:number-columns-repeated="1021" table:default-cell-style-name="ce63"/>
        <table:table-row table:style-name="ro1">
          <table:table-cell table:style-name="ce61" office:value-type="string" calcext:value-type="string">
            <text:p>Task</text:p>
          </table:table-cell>
          <table:table-cell table:style-name="ce64" table:content-validation-name="val1" office:value-type="string" calcext:value-type="string">
            <text:p>Status</text:p>
          </table:table-cell>
          <table:table-cell table:style-name="ce61" office:value-type="string" calcext:value-type="string">
            <text:p>Notes</text:p>
          </table:table-cell>
          <table:table-cell table:style-name="ce61" table:number-columns-repeated="1021"/>
        </table:table-row>
        <table:table-row table:style-name="ro1">
          <table:table-cell table:style-name="ce62" office:value-type="string" calcext:value-type="string">
            <text:p>State list</text:p>
          </table:table-cell>
          <table:table-cell table:content-validation-name="val1"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table:style-name="ce62" office:value-type="string" calcext:value-type="string">
            <text:p>User lis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pdate user list and its assignlist of project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2" office:value-type="string" calcext:value-type="string">
            <text:p>TemplateStep lis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jectpage : steptemplatemenu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plistmanagerwidget : createmenu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pelinewidget load stemplatesteps in userChanged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pelinewidget templateStepInserted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pelinewidget templateStepRemoved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2" office:value-type="string" calcext:value-type="string">
            <text:p>Project lis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2" office:value-type="string" calcext:value-type="string">
            <text:p>TemplateAssetGroup lis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2" office:value-type="string" calcext:value-type="string">
            <text:p>FileType lis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plicationEditWidget -&gt; setModel of the 3 file lists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2" office:value-type="string" calcext:value-type="string">
            <text:p>Application lis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pEditWidget -&gt; setModel of the application lis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 table:number-rows-repeated="1048559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Lists.A1:Lists.AMJ1048576">
            <calcext:condition calcext:apply-style-name="Accent 3" calcext:value="=&quot;CHK&quot;" calcext:base-cell-address="Lists.A1"/>
            <calcext:condition calcext:apply-style-name="Good" calcext:value="=&quot;OK&quot;" calcext:base-cell-address="Lists.A1"/>
            <calcext:condition calcext:apply-style-name="Bad" calcext:value="=&quot;TODO&quot;" calcext:base-cell-address="Lists.A1"/>
            <calcext:condition calcext:apply-style-name="Error" calcext:value="=&quot;WIP&quot;" calcext:base-cell-address="Lists.A1"/>
          </calcext:conditional-format>
        </calcext:conditional-formats>
      </table:table>
      <table:table table:name="Objects" table:style-name="ta1">
        <table:table-column table:style-name="co5" table:default-cell-style-name="ce69"/>
        <table:table-column table:style-name="co3" table:default-cell-style-name="ce73"/>
        <table:table-column table:style-name="co3" table:number-columns-repeated="1022" table:default-cell-style-name="ce69"/>
        <table:table-row table:style-name="ro1">
          <table:table-cell table:style-name="ce66" office:value-type="string" calcext:value-type="string">
            <text:p>Task</text:p>
          </table:table-cell>
          <table:table-cell table:style-name="ce72" table:content-validation-name="val1" office:value-type="string" calcext:value-type="string">
            <text:p>Status</text:p>
          </table:table-cell>
          <table:table-cell table:style-name="ce66" office:value-type="string" calcext:value-type="string">
            <text:p>Notes</text:p>
          </table:table-cell>
          <table:table-cell table:style-name="ce66" table:number-columns-repeated="1021"/>
        </table:table-row>
        <table:table-row table:style-name="ro1">
          <table:table-cell table:style-name="ce67" office:value-type="string" calcext:value-type="string">
            <text:p>RamObjec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create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eckData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7" office:value-type="string" calcext:value-type="string">
            <text:p>Application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7" office:value-type="string" calcext:value-type="string">
            <text:p>AssetGroup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ui_assetsList→setModel(project assets)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7" office:value-type="string" calcext:value-type="string">
            <text:p>FileTyp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7" office:value-type="string" calcext:value-type="string">
            <text:p>Pip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7" office:value-type="string" calcext:value-type="string">
            <text:p>PipeFil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7" office:value-type="string" calcext:value-type="string">
            <text:p>ScheduleCommen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7" office:value-type="string" calcext:value-type="string">
            <text:p>ScheduleEntry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7" office:value-type="string" calcext:value-type="string">
            <text:p>Sequenc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ui_shotsList → setModel(project shots)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7" office:value-type="string" calcext:value-type="string">
            <text:p>Stat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7" office:value-type="string" calcext:value-type="string">
            <text:p>Status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7" office:value-type="string" calcext:value-type="string">
            <text:p>Step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7" office:value-type="string" calcext:value-type="string">
            <text:p>TemplateAssetGroup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7" office:value-type="string" calcext:value-type="string">
            <text:p>TemplateStep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7" office:value-type="string" calcext:value-type="string">
            <text:p>User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9" office:value-type="string" calcext:value-type="string">
            <text:p>Item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71" office:value-type="string" calcext:value-type="string">
            <text:p>connect project steps inserted/removed 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7" office:value-type="string" calcext:value-type="string">
            <text:p>Ass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ManagerWidget → setModel (assets)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7" office:value-type="string" calcext:value-type="string">
            <text:p>Sho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ManagerWidget → setModel (shots)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 → ui_assetLis→setModel(assets)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7" office:value-type="string" calcext:value-type="string">
            <text:p>Projec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assets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shots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 table:number-rows-repeated="1048528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Objects.B35:Objects.AMJ1048576 Objects.A37:Objects.A1048576 Objects.A1:Objects.AMJ34">
            <calcext:condition calcext:apply-style-name="Accent 3" calcext:value="=&quot;CHK&quot;" calcext:base-cell-address="Objects.A1"/>
            <calcext:condition calcext:apply-style-name="Good" calcext:value="=&quot;OK&quot;" calcext:base-cell-address="Objects.A1"/>
            <calcext:condition calcext:apply-style-name="Bad" calcext:value="=&quot;TODO&quot;" calcext:base-cell-address="Objects.A1"/>
            <calcext:condition calcext:apply-style-name="Error" calcext:value="=&quot;WIP&quot;" calcext:base-cell-address="Objects.A1"/>
          </calcext:conditional-format>
        </calcext:conditional-formats>
      </table:table>
      <table:table table:name="DATA" table:style-name="ta2">
        <table:table-column table:style-name="co3" table:default-cell-style-name="Default"/>
        <table:table-row table:style-name="ro1">
          <table:table-cell office:value-type="string" calcext:value-type="string">
            <text:p>Status</text:p>
          </table:table-cell>
        </table:table-row>
        <table:table-row table:style-name="ro1">
          <table:table-cell office:value-type="string" calcext:value-type="string">
            <text:p>CHK</text:p>
          </table:table-cell>
        </table:table-row>
        <table:table-row table:style-name="ro1">
          <table:table-cell office:value-type="string" calcext:value-type="string">
            <text:p>WIP</text:p>
          </table:table-cell>
        </table:table-row>
        <table:table-row table:style-name="ro1"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TOD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2">00/00/0000</text:date>, <text:time style:data-style-name="N2" text:time-value="18:35:59.48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10T14:52:10.545907045</meta:creation-date>
    <meta:generator>LibreOffice/7.3.1.3$Windows_X86_64 LibreOffice_project/a69ca51ded25f3eefd52d7bf9a5fad8c90b87951</meta:generator>
    <dc:date>2022-09-22T18:39:41.759000000</dc:date>
    <meta:editing-duration>P1DT5H58M27S</meta:editing-duration>
    <meta:editing-cycles>172</meta:editing-cycles>
    <meta:document-statistic meta:table-count="11" meta:cell-count="279" meta:object-count="0"/>
  </office:meta>
</office:document-meta>
</file>